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97206" officeooo:paragraph-rsid="00297206"/>
    </style:style>
    <style:style style:name="P2" style:family="paragraph" style:parent-style-name="Standard">
      <style:text-properties officeooo:rsid="00297206" officeooo:paragraph-rsid="00297206"/>
    </style:style>
    <style:style style:name="P3" style:family="paragraph" style:parent-style-name="Standard">
      <style:text-properties officeooo:rsid="00366d37" officeooo:paragraph-rsid="00366d37"/>
    </style:style>
    <style:style style:name="P4" style:family="paragraph" style:parent-style-name="Standard">
      <style:text-properties fo:font-weight="normal" officeooo:rsid="00366d37" officeooo:paragraph-rsid="00366d37" style:font-weight-asian="normal" style:font-weight-complex="normal"/>
    </style:style>
    <style:style style:name="P5" style:family="paragraph" style:parent-style-name="Standard">
      <style:text-properties style:font-name="sans-serif" fo:font-size="13.5pt"/>
    </style:style>
    <style:style style:name="P6" style:family="paragraph" style:parent-style-name="Standard">
      <style:text-properties style:font-name="sans-serif" fo:font-size="13.5pt" officeooo:rsid="00366d37" officeooo:paragraph-rsid="00366d37"/>
    </style:style>
    <style:style style:name="P7" style:family="paragraph" style:parent-style-name="Standard">
      <style:text-properties style:font-name="sans-serif" fo:font-size="13.5pt" fo:font-weight="normal" officeooo:rsid="00366d37" officeooo:paragraph-rsid="00366d37" style:font-weight-asian="normal" style:font-weight-complex="normal"/>
    </style:style>
    <style:style style:name="P8" style:family="paragraph" style:parent-style-name="Standard">
      <style:text-properties style:font-name="sans-serif" fo:font-size="13.5pt" fo:font-weight="normal" officeooo:rsid="003b3396" officeooo:paragraph-rsid="003b3396" style:font-weight-asian="normal" style:font-weight-complex="normal"/>
    </style:style>
    <style:style style:name="P9" style:family="paragraph" style:parent-style-name="Standard">
      <style:text-properties style:font-name="sans-serif" fo:font-size="13.5pt" fo:font-weight="normal" officeooo:rsid="00297206" officeooo:paragraph-rsid="00297206" style:font-weight-asian="normal" style:font-weight-complex="normal"/>
    </style:style>
    <style:style style:name="P10" style:family="paragraph" style:parent-style-name="Standard">
      <style:text-properties style:font-name="sans-serif" fo:font-size="13.5pt" fo:font-weight="bold" style:font-weight-asian="bold" style:font-weight-complex="bold"/>
    </style:style>
    <style:style style:name="P11" style:family="paragraph" style:parent-style-name="Standard">
      <style:text-properties style:font-name="sans-serif" fo:font-size="13.5pt" officeooo:rsid="003a2d75" officeooo:paragraph-rsid="003a2d75"/>
    </style:style>
    <style:style style:name="P12" style:family="paragraph" style:parent-style-name="Standard">
      <style:text-properties fo:font-weight="bold" officeooo:rsid="00297206" officeooo:paragraph-rsid="0029720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97206" officeooo:paragraph-rsid="00297206" style:font-size-asian="14pt" style:font-weight-asian="bold" style:font-size-complex="14pt" style:font-weight-complex="bold"/>
    </style:style>
    <style:style style:name="T1" style:family="text">
      <style:text-properties officeooo:rsid="00366d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b33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 <text:span text:style-name="T3">4</text:span>: </text:p>
      <text:p text:style-name="P1"/>
      <text:p text:style-name="P1"><text:span text:style-name="T2">1.</text:span></text:p>
      <text:p text:style-name="P9">Country (CountryName, GrossProduct, Geometry)</text:p>
      <text:p text:style-name="P5">State (StateCode, StateName, CountryName, Geometry)</text:p>
      <text:p text:style-name="P5">County (CountyCode, CountyName, StateCode, Population, G</text:p>
      <text:p text:style-name="P5">eometry)</text:p>
      <text:p text:style-name="P5">ParcelLandUse (RegionCode, CountyCode, Owner, TypeOfUse</text:p>
      <text:p text:style-name="P5">, Geometry)</text:p>
      <text:p text:style-name="P5">River (RiverName, AverageFlow, Geometry)</text:p>
      <text:p text:style-name="P5"/>
      <text:p text:style-name="P10">Q1. A list of owners of all parcels that include farmland</text:p>
      <text:p text:style-name="P8">select owner from ParcelLandUse</text:p>
      <text:p text:style-name="P8">where TypeOfUse='farmland'</text:p>
      <text:p text:style-name="P10">Q2. Names of Bundesländer (States) that belong to the country “Germany”</text:p>
      <text:p text:style-name="P8">select statename from state</text:p>
      <text:p text:style-name="P8">where countryname='Germany'</text:p>
      <text:p text:style-name="P10">Q3. Population of the Bundesland (State) of “Saxony”</text:p>
      <text:p text:style-name="P8">select sum(population) from State s, County c</text:p>
      <text:p text:style-name="P8">where s.statecode=c.statecode</text:p>
      <text:p text:style-name="P8">and s.statename='Saxony'</text:p>
      <text:p text:style-name="P10">Q4. Return the name of the Landkreis (County) pointed to on the screen (Use the notation from the course (@click))</text:p>
      <text:p text:style-name="P8">select countyName from county </text:p>
      <text:p text:style-name="P8">where PointInRegion(geometry,@click)</text:p>
      <text:p text:style-name="P10">Q5. Overlay the themes County and ParcelLandUse (Use the SADT functions described during the course)</text:p>
      <text:p text:style-name="P8">select Intersection(c.geometry, p.geometry)</text:p>
      <text:p text:style-name="P8">from county c, ParcelLandUse p</text:p>
      <text:p text:style-name="P8">where Overlay(s.geometry,p.geometry)</text:p>
      <text:p text:style-name="P12"/>
      <text:p text:style-name="P1"><text:span text:style-name="T2"/></text:p>
      <text:p text:style-name="P3"><text:span text:style-name="T2">2.</text:span></text:p>
      <text:p text:style-name="P3"><text:span text:style-name="T2"/></text:p>
      <text:p text:style-name="P3"><text:span text:style-name="T2">a) </text:span></text:p>
      <text:p text:style-name="P3"><text:span text:style-name="T2"/></text:p>
      <text:p text:style-name="P6"><text:span text:style-name="T2">Q1. What are the ten most frequent POI classes?</text:span></text:p>
      <text:p text:style-name="P4">select type, sum(c) as c2 from </text:p>
      <text:p text:style-name="P4">((Select type, count(type) as c from import.osm_buildings</text:p>
      <text:p text:style-name="P4">where type not in ('yes')</text:p>
      <text:p text:style-name="P4">group by type ) </text:p>
      <text:p text:style-name="P4">union </text:p>
      <text:p text:style-name="P4">(Select type, count(type) as c from import.osm_amenities </text:p>
      <text:p text:style-name="P4">group by type) ) as a</text:p>
      <text:p text:style-name="P4">group by type</text:p>
      <text:p text:style-name="P4">order by c2 desc</text:p>
      <text:p text:style-name="P7">limit 10</text:p>
      <text:p text:style-name="P10"><text:soft-page-break/>Q2. Which train station is the one with the largest number of POIs nearby?</text:p>
      <text:p text:style-name="P10">→<text:span text:style-name="T1"> train station tag</text:span></text:p>
      <text:p text:style-name="P10">→<text:span text:style-name="T1"> distance point to point</text:span></text:p>
      <text:p text:style-name="P10"/>
      <text:p text:style-name="P10">Q3. What is the total length of all roads combined?</text:p>
      <text:p text:style-name="P11">select sum(st_length(st_transform(geometry,3857))) AS length FROM import.osm_roads </text:p>
      <text:p text:style-name="P11"><text:s/>WHERE type NOT IN ('construction', 'footway', 'path', 'steps', 'track', 'cycleway', 'pedestrian', 'abandoned', 'disused') </text:p>
      <text:p text:style-name="P11"><text:s/>AND (service NOT IN ('parking_aisle', 'driveway') and class not in ('railway','man made') and name not in ('')</text:p>
      <text:p text:style-name="P11"><text:s/>OR service is null) AND </text:p>
      <text:p text:style-name="P11"><text:s/>(access NOT IN ('no', 'private') or access is null)</text:p>
      <text:p text:style-name="P11"/>
      <text:p text:style-name="P10">Q4. What is the street name of the longest road?</text:p>
      <text:p text:style-name="P5"/>
      <text:p text:style-name="P11">select name, sum(st_length(st_transform(geometry,3857))) AS length FROM import.osm_roads </text:p>
      <text:p text:style-name="P11"><text:s/>WHERE type NOT IN ('construction', 'footway', 'path', 'steps', 'track', 'cycleway', 'pedestrian', 'abandoned', 'disused') </text:p>
      <text:p text:style-name="P11"><text:s/>AND (service NOT IN ('parking_aisle', 'driveway') and class not in ('railway','man made') and name not in ('')</text:p>
      <text:p text:style-name="P11"><text:s/>OR service is null) AND </text:p>
      <text:p text:style-name="P11"><text:s/>(access NOT IN ('no', 'private') or access is null)</text:p>
      <text:p text:style-name="P11"><text:s/>group by name</text:p>
      <text:p text:style-name="P11"><text:s/>order by length desc</text:p>
      <text:p text:style-name="P11"><text:s/>limit 1</text:p>
      <text:p text:style-name="P10">Q5. Which locality (Ortsteil) is the biggest in terms of area?</text:p>
      <text:p text:style-name="P8">select name from import.osm_admin</text:p>
      <text:p text:style-name="P8">where ST_Area(geometry) = </text:p>
      <text:p text:style-name="P8">(select max(ST_Area(geometry)) from import.osm_admin</text:p>
      <text:p text:style-name="P8"><text:s/>where admin_level&gt;8)</text:p>
      <text:p text:style-name="P10">Q6. Which boroughs is the A100 passing?</text:p>
      <text:p text:style-name="P3"><text:span text:style-name="T2"/></text:p>
      <text:p text:style-name="P3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5-10-29T11:33:23.216975022</meta:creation-date>
    <dc:date>2015-11-26T13:37:39.592306392</dc:date>
    <dc:creator>Robert </dc:creator>
    <meta:editing-duration>P1DT8H33M24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2" meta:paragraph-count="63" meta:word-count="374" meta:character-count="2642" meta:non-whitespace-character-count="2305"/>
  </office:meta>
</office:document-meta>
</file>